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background-color="transparent" fo:font-size="10.5pt" fo:font-weight="normal" officeooo:paragraph-rsid="003af575" officeooo:rsid="00208faa" style:font-name="arial" style:font-size-asian="10.5pt" style:font-size-complex="10.5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0.5pt" fo:font-weight="normal" officeooo:paragraph-rsid="003af575" style:font-name="arial" style:font-size-asian="10.5pt" style:font-size-complex="10.5pt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7" style:parent-style-name="Standard">
      <style:text-properties fo:font-size="11pt" officeooo:paragraph-rsid="003af575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9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/>
    </style:style>
    <style:style style:family="paragraph" style:name="P11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14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5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6" style:parent-style-name="UrbanBody">
      <style:text-properties fo:font-size="11pt" fo:font-weight="normal" officeooo:paragraph-rsid="0022ab2d" style:font-name="arial" style:font-size-asian="11pt" style:font-size-complex="11pt" style:font-weight-asian="normal" style:font-weight-complex="normal"/>
    </style:style>
    <style:style style:family="paragraph" style:name="P17" style:parent-style-name="Frame_20_contents">
      <style:paragraph-properties fo:text-align="start" style:justify-single-word="false"/>
      <style:text-properties fo:background-color="#fff200" fo:color="#ce181e" fo:font-size="10.5pt" fo:font-style="normal" fo:font-weight="bold" officeooo:paragraph-rsid="003af575" officeooo:rsid="0084aa93" style:font-name="arial" style:font-name-complex="Arial" style:font-size-asian="10.5pt" style:font-size-complex="10.5pt" style:font-style-asian="normal" style:font-style-complex="normal" style:font-weight-asian="bold" style:font-weight-complex="bold" style:text-underline-style="none"/>
    </style:style>
    <style:style style:family="paragraph" style:name="P18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officeooo:rsid="001ec1a5" style:font-name="arial" style:font-size-asian="14pt" style:font-size-complex="14pt" style:font-weight-asian="normal" style:font-weight-complex="normal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style:text-underline-style="none"/>
    </style:style>
    <style:style style:family="text" style:name="T12">
      <style:text-properties officeooo:rsid="001ec1a5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9"><text:span text:style-name="T13">do text</text:span></text:p><text:p text:style-name="P19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7">ADRESSE</text:p>
          </table:table-cell>
        </table:table-row>
      </table:table>
      <text:p text:style-name="P7"/>
      <text:p text:style-name="P9"/>
      <text:p text:style-name="P10"><text:span text:style-name="T11">Demande d'avis </text:span><text:span text:style-name="T12">pour une demande de permis unique</text:span></text:p>
      <text:p text:style-name="P18"/>
      <text:p text:style-name="P16"/>
      <text:p text:style-name="P3"/>
      <text:p text:style-name="P3"><office:annotation><dc:creator>Gauthier Bastien</dc:creator><dc:date>2011-02-16T16:12:24</dc:date><text:p text:style-name="P19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9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3"/>
      <text:p text:style-name="P12">Monsieur le Président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3"><office:annotation><dc:creator>bleybaert</dc:creator><dc:date>2018-07-20T14:22:58</dc:date><loext:sender-initials>ble</loext:sender-initials><text:p text:style-name="P19"><text:span text:style-name="T14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5"><office:annotation><dc:creator>bleybaert</dc:creator><dc:date>2018-07-20T14:24:05</dc:date><loext:sender-initials>ble</loext:sender-initials><text:p text:style-name="P19"><text:span text:style-name="T14">do text if not self.getIsInSubdivision()</text:span></text:p></office:annotation>Ce terrain n'est pas compris dans un permis d'urbanisation autorisé par le Collège.</text:p>
      <text:p text:style-name="P14"/>
      <text:p text:style-name="P13"><text:span text:style-name="T5">Nous vous saurions gré </text:span>de nous transmettre votre avis dans les trente jours à dater <text:span text:style-name="T4">de l'envoi</text:span> de la présente.</text:p>
      <text:p text:style-name="P13"/>
      <text:p text:style-name="P11">Nous vous souhaitons bonne réception de la présente et de ses annexes, et vous prions d'agréer, Monsieur le Président, l'expression de nos sentiments distingués.</text:p>
      <text:p text:style-name="P4"/>
      <text:p text:style-name="P4"><office:annotation><dc:creator>Gauthier Bastien</dc:creator><dc:date>2011-01-13T14:56:41</dc:date><text:p text:style-name="P19"><text:span text:style-name="T13">do text</text:span></text:p><text:p text:style-name="P19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background-color="transparent" fo:font-size="10.5pt" fo:font-weight="normal" officeooo:paragraph-rsid="003af575" officeooo:rsid="00208faa" style:font-name="arial" style:font-size-asian="10.5pt" style:font-size-complex="10.5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0.5pt" fo:font-weight="normal" officeooo:paragraph-rsid="003af575" style:font-name="arial" style:font-size-asian="10.5pt" style:font-size-complex="10.5pt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7" style:parent-style-name="Standard">
      <style:text-properties fo:font-size="11pt" officeooo:paragraph-rsid="003af575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9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/>
    </style:style>
    <style:style style:family="paragraph" style:name="P11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14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5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6" style:parent-style-name="UrbanBody">
      <style:text-properties fo:font-size="11pt" fo:font-weight="normal" officeooo:paragraph-rsid="0022ab2d" style:font-name="arial" style:font-size-asian="11pt" style:font-size-complex="11pt" style:font-weight-asian="normal" style:font-weight-complex="normal"/>
    </style:style>
    <style:style style:family="paragraph" style:name="P17" style:parent-style-name="Frame_20_contents">
      <style:paragraph-properties fo:text-align="start" style:justify-single-word="false"/>
      <style:text-properties fo:background-color="#fff200" fo:color="#ce181e" fo:font-size="10.5pt" fo:font-style="normal" fo:font-weight="bold" officeooo:paragraph-rsid="003af575" officeooo:rsid="0084aa93" style:font-name="arial" style:font-name-complex="Arial" style:font-size-asian="10.5pt" style:font-size-complex="10.5pt" style:font-style-asian="normal" style:font-style-complex="normal" style:font-weight-asian="bold" style:font-weight-complex="bold" style:text-underline-style="none"/>
    </style:style>
    <style:style style:family="paragraph" style:name="P18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officeooo:rsid="001ec1a5" style:font-name="arial" style:font-size-asian="14pt" style:font-size-complex="14pt" style:font-weight-asian="normal" style:font-weight-complex="normal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style:text-underline-style="none"/>
    </style:style>
    <style:style style:family="text" style:name="T12">
      <style:text-properties officeooo:rsid="001ec1a5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9"><text:span text:style-name="T13">do text</text:span></text:p><text:p text:style-name="P19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7">ADRESSE</text:p>
          </table:table-cell>
        </table:table-row>
      </table:table>
      <text:p text:style-name="P7"/>
      <text:p text:style-name="P9"/>
      <text:p text:style-name="P10"><text:span text:style-name="T11">Demande d'avis </text:span><text:span text:style-name="T12">pour une demande de permis unique</text:span></text:p>
      <text:p text:style-name="P18"/>
      <text:p text:style-name="P16"/>
      <text:p text:style-name="P3"/>
      <text:p text:style-name="P3"><office:annotation><dc:creator>Gauthier Bastien</dc:creator><dc:date>2011-02-16T16:12:24</dc:date><text:p text:style-name="P19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9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3"/>
      <text:p text:style-name="P12">Monsieur le Président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3"><office:annotation><dc:creator>bleybaert</dc:creator><dc:date>2018-07-20T14:22:58</dc:date><loext:sender-initials>ble</loext:sender-initials><text:p text:style-name="P19"><text:span text:style-name="T14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5"><office:annotation><dc:creator>bleybaert</dc:creator><dc:date>2018-07-20T14:24:05</dc:date><loext:sender-initials>ble</loext:sender-initials><text:p text:style-name="P19"><text:span text:style-name="T14">do text if not self.getIsInSubdivision()</text:span></text:p></office:annotation>Ce terrain n'est pas compris dans un permis d'urbanisation autorisé par le Collège.</text:p>
      <text:p text:style-name="P14"/>
      <text:p text:style-name="P13"><text:span text:style-name="T5">Nous vous saurions gré </text:span>de nous transmettre votre avis dans les trente jours à dater <text:span text:style-name="T4">de l'envoi</text:span> de la présente.</text:p>
      <text:p text:style-name="P13"/>
      <text:p text:style-name="P11">Nous vous souhaitons bonne réception de la présente et de ses annexes, et vous prions d'agréer, Monsieur le Président, l'expression de nos sentiments distingués.</text:p>
      <text:p text:style-name="P4"/>
      <text:p text:style-name="P4"><office:annotation><dc:creator>Gauthier Bastien</dc:creator><dc:date>2011-01-13T14:56:41</dc:date><text:p text:style-name="P19"><text:span text:style-name="T13">do text</text:span></text:p><text:p text:style-name="P19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background-color="transparent" fo:font-size="10.5pt" fo:font-weight="normal" officeooo:paragraph-rsid="003af575" officeooo:rsid="00208faa" style:font-name="arial" style:font-size-asian="10.5pt" style:font-size-complex="10.5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0.5pt" fo:font-weight="normal" officeooo:paragraph-rsid="003af575" style:font-name="arial" style:font-size-asian="10.5pt" style:font-size-complex="10.5pt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7" style:parent-style-name="Standard">
      <style:text-properties fo:font-size="11pt" officeooo:paragraph-rsid="003af575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9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/>
    </style:style>
    <style:style style:family="paragraph" style:name="P11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14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5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6" style:parent-style-name="UrbanBody">
      <style:text-properties fo:font-size="11pt" fo:font-weight="normal" officeooo:paragraph-rsid="0022ab2d" style:font-name="arial" style:font-size-asian="11pt" style:font-size-complex="11pt" style:font-weight-asian="normal" style:font-weight-complex="normal"/>
    </style:style>
    <style:style style:family="paragraph" style:name="P17" style:parent-style-name="Frame_20_contents">
      <style:paragraph-properties fo:text-align="start" style:justify-single-word="false"/>
      <style:text-properties fo:background-color="#fff200" fo:color="#ce181e" fo:font-size="10.5pt" fo:font-style="normal" fo:font-weight="bold" officeooo:paragraph-rsid="003af575" officeooo:rsid="0084aa93" style:font-name="arial" style:font-name-complex="Arial" style:font-size-asian="10.5pt" style:font-size-complex="10.5pt" style:font-style-asian="normal" style:font-style-complex="normal" style:font-weight-asian="bold" style:font-weight-complex="bold" style:text-underline-style="none"/>
    </style:style>
    <style:style style:family="paragraph" style:name="P18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officeooo:rsid="001ec1a5" style:font-name="arial" style:font-size-asian="14pt" style:font-size-complex="14pt" style:font-weight-asian="normal" style:font-weight-complex="normal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style:text-underline-style="none"/>
    </style:style>
    <style:style style:family="text" style:name="T12">
      <style:text-properties officeooo:rsid="001ec1a5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9"><text:span text:style-name="T13">do text</text:span></text:p><text:p text:style-name="P19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7">ADRESSE</text:p>
          </table:table-cell>
        </table:table-row>
      </table:table>
      <text:p text:style-name="P7"/>
      <text:p text:style-name="P9"/>
      <text:p text:style-name="P10"><text:span text:style-name="T11">Demande d'avis </text:span><text:span text:style-name="T12">pour une demande de permis unique</text:span></text:p>
      <text:p text:style-name="P18"/>
      <text:p text:style-name="P16"/>
      <text:p text:style-name="P3"/>
      <text:p text:style-name="P3"><office:annotation><dc:creator>Gauthier Bastien</dc:creator><dc:date>2011-02-16T16:12:24</dc:date><text:p text:style-name="P19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9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3"/>
      <text:p text:style-name="P12">Monsieur le Président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3"><office:annotation><dc:creator>bleybaert</dc:creator><dc:date>2018-07-20T14:22:58</dc:date><loext:sender-initials>ble</loext:sender-initials><text:p text:style-name="P19"><text:span text:style-name="T14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5"><office:annotation><dc:creator>bleybaert</dc:creator><dc:date>2018-07-20T14:24:05</dc:date><loext:sender-initials>ble</loext:sender-initials><text:p text:style-name="P19"><text:span text:style-name="T14">do text if not self.getIsInSubdivision()</text:span></text:p></office:annotation>Ce terrain n'est pas compris dans un permis d'urbanisation autorisé par le Collège.</text:p>
      <text:p text:style-name="P14"/>
      <text:p text:style-name="P13"><text:span text:style-name="T5">Nous vous saurions gré </text:span>de nous transmettre votre avis dans les trente jours à dater <text:span text:style-name="T4">de l'envoi</text:span> de la présente.</text:p>
      <text:p text:style-name="P13"/>
      <text:p text:style-name="P11">Nous vous souhaitons bonne réception de la présente et de ses annexes, et vous prions d'agréer, Monsieur le Président, l'expression de nos sentiments distingués.</text:p>
      <text:p text:style-name="P4"/>
      <text:p text:style-name="P4"><office:annotation><dc:creator>Gauthier Bastien</dc:creator><dc:date>2011-01-13T14:56:41</dc:date><text:p text:style-name="P19"><text:span text:style-name="T13">do text</text:span></text:p><text:p text:style-name="P19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Arial Unicode MS" svg:font-family="'Arial Unicode MS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background-color="transparent" fo:font-size="10.5pt" fo:font-weight="normal" officeooo:paragraph-rsid="003af575" officeooo:rsid="00208faa" style:font-name="arial" style:font-size-asian="10.5pt" style:font-size-complex="10.5pt" style:font-weight-asian="normal" style:font-weight-complex="normal" style:text-underline-style="none" style:use-window-font-color="true"/>
    </style:style>
    <style:style style:family="paragraph" style:name="P2" style:parent-style-name="Frame_20_contents">
      <style:text-properties fo:font-size="10.5pt" fo:font-weight="normal" officeooo:paragraph-rsid="003af575" style:font-name="arial" style:font-size-asian="10.5pt" style:font-size-complex="10.5pt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/>
    </style:style>
    <style:style style:family="paragraph" style:name="P4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5" style:parent-style-name="UrbanBody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6" style:parent-style-name="Standard">
      <style:paragraph-properties fo:text-align="start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7" style:parent-style-name="Standard">
      <style:text-properties fo:font-size="11pt" officeooo:paragraph-rsid="003af575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af575" style:font-name="Arial" style:font-size-asian="10pt" style:font-size-complex="10pt"/>
    </style:style>
    <style:style style:family="paragraph" style:name="P9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style:font-name="arial" style:font-size-asian="14pt" style:font-size-complex="14pt" style:font-weight-asian="normal" style:font-weight-complex="normal"/>
    </style:style>
    <style:style style:family="paragraph" style:name="P11" style:parent-style-name="UrbanBody">
      <style:paragraph-properties fo:text-align="justify" style:justify-single-word="false" style:writing-mode="lr-tb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 style:writing-mode="lr-tb">
        <style:tab-stops/>
      </style:paragraph-properties>
      <style:text-properties fo:font-size="11pt" style:font-name="arial" style:font-size-asian="11pt" style:font-size-complex="11pt"/>
    </style:style>
    <style:style style:family="paragraph" style:name="P13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1c2e5d" style:font-name="arial" style:font-size-asian="11pt" style:font-size-complex="11pt"/>
    </style:style>
    <style:style style:family="paragraph" style:name="P14" style:parent-style-name="UrbanBody">
      <style:paragraph-properties fo:text-align="justify" style:justify-single-word="false" style:writing-mode="lr-tb"/>
      <style:text-properties fo:font-size="11pt" officeooo:paragraph-rsid="001c2e5d" style:font-name="arial" style:font-size-asian="11pt" style:font-size-complex="11pt"/>
    </style:style>
    <style:style style:family="paragraph" style:name="P15" style:parent-style-name="UrbanBody">
      <style:paragraph-properties fo:text-align="justify" style:justify-single-word="false" style:writing-mode="lr-tb">
        <style:tab-stops/>
      </style:paragraph-properties>
      <style:text-properties fo:font-size="11pt" officeooo:paragraph-rsid="0022ab2d" officeooo:rsid="0022ab2d" style:font-name="arial" style:font-size-asian="11pt" style:font-size-complex="11pt"/>
    </style:style>
    <style:style style:family="paragraph" style:name="P16" style:parent-style-name="UrbanBody">
      <style:text-properties fo:font-size="11pt" fo:font-weight="normal" officeooo:paragraph-rsid="0022ab2d" style:font-name="arial" style:font-size-asian="11pt" style:font-size-complex="11pt" style:font-weight-asian="normal" style:font-weight-complex="normal"/>
    </style:style>
    <style:style style:family="paragraph" style:name="P17" style:parent-style-name="Frame_20_contents">
      <style:paragraph-properties fo:text-align="start" style:justify-single-word="false"/>
      <style:text-properties fo:background-color="#fff200" fo:color="#ce181e" fo:font-size="10.5pt" fo:font-style="normal" fo:font-weight="bold" officeooo:paragraph-rsid="003af575" officeooo:rsid="0084aa93" style:font-name="arial" style:font-name-complex="Arial" style:font-size-asian="10.5pt" style:font-size-complex="10.5pt" style:font-style-asian="normal" style:font-style-complex="normal" style:font-weight-asian="bold" style:font-weight-complex="bold" style:text-underline-style="none"/>
    </style:style>
    <style:style style:family="paragraph" style:name="P18" style:parent-style-name="Standard">
      <style:paragraph-properties fo:margin-left="0cm" fo:margin-right="0cm" fo:text-align="center" fo:text-indent="0cm" style:auto-text-indent="false" style:justify-single-word="false"/>
      <style:text-properties fo:font-size="14pt" fo:font-weight="bold" officeooo:paragraph-rsid="001c2e5d" officeooo:rsid="001ec1a5" style:font-name="arial" style:font-size-asian="14pt" style:font-size-complex="14pt" style:font-weight-asian="normal" style:font-weight-complex="normal" style:text-underline-style="non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officeooo:rsid="001d35c2"/>
    </style:style>
    <style:style style:family="text" style:name="T5">
      <style:text-properties officeooo:rsid="001ec1a5"/>
    </style:style>
    <style:style style:family="text" style:name="T6">
      <style:text-properties fo:background-color="#ffff00" fo:color="#ce181e" loext:char-shading-value="0"/>
    </style:style>
    <style:style style:family="text" style:name="T7">
      <style:text-properties officeooo:rsid="00362119"/>
    </style:style>
    <style:style style:family="text" style:name="T8">
      <style:text-properties officeooo:rsid="0022ab2d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style:text-underline-style="none"/>
    </style:style>
    <style:style style:family="text" style:name="T12">
      <style:text-properties officeooo:rsid="001ec1a5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6"><office:annotation><dc:creator>Gauthier Bastien</dc:creator><dc:date>2011-01-13T14:56:41</dc:date><text:p text:style-name="P19"><text:span text:style-name="T13">do text</text:span></text:p><text:p text:style-name="P19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2">COMMISSION CONSULTATIVE D’AMÉNAGEMENT DU TERRITOIRE et DE LA MOBILITÉ </text:p>
            <text:p text:style-name="P1">A L'ATTENTION DE : <text:span text:style-name="T6">NOM</text:span></text:p>
            <text:p text:style-name="P17">ADRESSE</text:p>
          </table:table-cell>
        </table:table-row>
      </table:table>
      <text:p text:style-name="P7"/>
      <text:p text:style-name="P9"/>
      <text:p text:style-name="P10"><text:span text:style-name="T11">Demande d'avis </text:span><text:span text:style-name="T12">pour une demande de permis unique</text:span></text:p>
      <text:p text:style-name="P18"/>
      <text:p text:style-name="P16"/>
      <text:p text:style-name="P3"/>
      <text:p text:style-name="P3"><office:annotation><dc:creator>Gauthier Bastien</dc:creator><dc:date>2011-02-16T16:12:24</dc:date><text:p text:style-name="P19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9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</text:span> : <text:text-input text:description="Parcelles">licence_view.get_parcels()</text:text-input></text:p>
      <text:p text:style-name="P3"/>
      <text:p text:style-name="P12">Monsieur le Président,</text:p>
      <text:p text:style-name="P11"/>
      <text:p text:style-name="P11">Nous vous transmettons en annexe, pour avis, le dossier introduit par <text:text-input text:description="Demandeurs">self.getApplicantsSignaletic()</text:text-input>.</text:p>
      <text:p text:style-name="P11"/>
      <text:p text:style-name="P13"><office:annotation><dc:creator>bleybaert</dc:creator><dc:date>2018-07-20T14:22:58</dc:date><loext:sender-initials>ble</loext:sender-initials><text:p text:style-name="P19"><text:span text:style-name="T14">do text if self.getIsInSubdivision()</text:span></text:p></office:annotation>Ce terrain <text:span text:style-name="T8">est </text:span>compris dans un <text:span text:style-name="T5">permis d’urbanisation</text:span> autorisé par le Collège.</text:p>
      <text:p text:style-name="P15"><office:annotation><dc:creator>bleybaert</dc:creator><dc:date>2018-07-20T14:24:05</dc:date><loext:sender-initials>ble</loext:sender-initials><text:p text:style-name="P19"><text:span text:style-name="T14">do text if not self.getIsInSubdivision()</text:span></text:p></office:annotation>Ce terrain n'est pas compris dans un permis d'urbanisation autorisé par le Collège.</text:p>
      <text:p text:style-name="P14"/>
      <text:p text:style-name="P13"><text:span text:style-name="T5">Nous vous saurions gré </text:span>de nous transmettre votre avis dans les trente jours à dater <text:span text:style-name="T4">de l'envoi</text:span> de la présente.</text:p>
      <text:p text:style-name="P13"/>
      <text:p text:style-name="P11">Nous vous souhaitons bonne réception de la présente et de ses annexes, et vous prions d'agréer, Monsieur le Président, l'expression de nos sentiments distingués.</text:p>
      <text:p text:style-name="P4"/>
      <text:p text:style-name="P4"><office:annotation><dc:creator>Gauthier Bastien</dc:creator><dc:date>2011-01-13T14:56:41</dc:date><text:p text:style-name="P19"><text:span text:style-name="T13">do text</text:span></text:p><text:p text:style-name="P19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8:36.974424736</dc:date>
    <dc:language>fr-FR</dc:language>
    <meta:editing-cycles>119</meta:editing-cycles>
    <meta:editing-duration>P1DT13H58M49S</meta:editing-duration>
    <meta:document-statistic meta:table-count="1" meta:image-count="0" meta:object-count="0" meta:page-count="1" meta:paragraph-count="17" meta:word-count="151" meta:character-count="1030" meta:non-whitespace-character-count="913"/>
    <meta:user-defined meta:name="Info 1"/>
    <meta:user-defined meta:name="Info 2"/>
    <meta:user-defined meta:name="Info 3"/>
    <meta:user-defined meta:name="Info 4"/>
  </office:meta>
</office:document-meta>
</file>